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d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.77" calcext:value-type="float">
            <text:p>2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4" calcext:value-type="float">
            <text:p>4.54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.03" calcext:value-type="float">
            <text:p>2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29" calcext:value-type="float">
            <text:p>6.29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1" calcext:value-type="float">
            <text:p>1.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81" calcext:value-type="float">
            <text:p>1.8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09" calcext:value-type="float">
            <text:p>3.0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6:30:50.488035022</meta:creation-date>
    <meta:generator>LibreOffice/7.3.7.2$Linux_X86_64 LibreOffice_project/30$Build-2</meta:generator>
    <dc:date>2023-06-27T17:11:43.812131753</dc:date>
    <meta:editing-duration>PT31M7S</meta:editing-duration>
    <meta:editing-cycles>8</meta:editing-cycles>
    <meta:document-statistic meta:table-count="1" meta:cell-count="180" meta:object-count="0"/>
  </office:meta>
</office:document-meta>
</file>